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ad </text:p>
          </table:table-cell>
          <table:table-cell office:value-type="string" calcext:value-type="string">
            <text:p>amigos</text:p>
          </table:table-cell>
          <table:table-cell office:value-type="string" calcext:value-type="string">
            <text:p>casa</text:p>
          </table:table-cell>
          <table:table-cell table:style-name="Default" office:value-type="string" calcext:value-type="string">
            <text:p>fecha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Maure 3038</text:p>
          </table:table-cell>
          <table:table-cell office:value-type="date" office:date-value="2001-01-01" calcext:value-type="date">
            <text:p>01/01/01</text:p>
          </table:table-cell>
        </table:table-row>
        <table:table-row table:style-name="ro1">
          <table:table-cell office:value-type="string" calcext:value-type="string">
            <text:p>Nicolá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MIRO</text:p>
          </table:table-cell>
          <table:table-cell office:value-type="string" calcext:value-type="string">
            <text:p>rodríguez peña</text:p>
          </table:table-cell>
          <table:table-cell office:value-type="date" office:date-value="2002-02-02" calcext:value-type="date">
            <text:p>02/02/02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intín</text:p>
          </table:table-cell>
          <table:table-cell office:value-type="string" calcext:value-type="string">
            <text:p>calabaza</text:p>
          </table:table-cell>
          <table:table-cell office:value-type="date" office:date-value="2005-04-03" calcext:value-type="date">
            <text:p>03/04/05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STÓTELES</text:p>
          </table:table-cell>
          <table:table-cell office:value-type="string" calcext:value-type="string">
            <text:p>PENÉLOPE</text:p>
          </table:table-cell>
          <table:table-cell office:value-type="date" office:date-value="2008-07-06" calcext:value-type="date">
            <text:p>06/07/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blo L</meta:initial-creator>
    <meta:creation-date>2023-01-17T17:38:15.496336075</meta:creation-date>
    <dc:date>2023-01-17T17:41:30.607355440</dc:date>
    <dc:creator>Pablo L</dc:creator>
    <meta:editing-duration>PT3M15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